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.741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.741cm" style:auto-text-indent="false"/>
      <style:text-properties style:font-name="Arial" style:font-name-asian="Arial1" style:font-name-complex="Arial1"/>
    </style:style>
    <style:style style:name="P3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justify" style:justify-single-word="false" fo:text-indent="0.741cm" style:auto-text-indent="false" style:page-number="1"/>
      <style:text-properties style:font-name="Arial" fo:font-weight="bold" style:font-name-asian="Arial1" style:font-weight-asian="bold" style:font-name-complex="Arial1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.741cm" style:auto-text-indent="false"/>
      <style:text-properties style:font-name="Arial" style:font-name-asian="Arial1" style:font-name-complex="Arial1"/>
    </style:style>
    <style:style style:name="T1" style:family="text">
      <style:text-properties fo:color="#1155cc" style:font-name="Arial" style:text-underline-style="solid" style:text-underline-width="auto" style:text-underline-color="font-color" style:font-name-asian="Arial1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mawiany przeze mnie „NieR: Automata” to gra dla każdego, kto ceni sobie dobrą historię i ciekawy świat. Kto nie kupił, niech żałuje, kto się waha z kupnem, niech przestanie. Gra jest warta każdej wydanej na nią sumy. – Sosna</text:p>
      <text:p text:style-name="P2">Świat przedstawiony w grze to historia bardzo odległej przyszłości, w której to ludzkość opuściła Ziemię po inwazji kosmitów i zesłaniu na nią Maszyn. W odpowiedzi na to ludzie stworzyli armię humanoidalnych androidów zdolnych do walki z oprawcą. Androidy te znane są pod nazwą Project YoRHa. Historia toczy się wokół trójki z nich, czyli 2B, 9S i A2. Przygodę rozpoczynamy z 2B, która to jest modelem zaprojektowanym do walki kontaktowej. W późniejszym etapie fabuły przyjdzie nam pokierować poczynaniami A2 oraz 9S. Nie jest to jakiś wielki spoiler, bo zawiera się on z tyłu pudełka/na stronie opisu produktu na Steamie, więc ujawnienie tego faktu nie jest rzeczą psująca w jakikolwiek sposób zabawę.</text:p>
      <text:p text:style-name="P2">Istotnymi dla fabuły postaciami są również członkowie ruchu oporu przeciw maszynom, dowództwo YoRHy, w tym postacie nazywane operatorami, będącymi w istocie przez większość gry głosami w słuchawce, podpowiadającymi głównym bohaterom, co powinni w danym momencie zrobić, z kim się spotkać czy zlecającymi całkiem ciekawe zadania poboczne oraz większość zadań głównych. Bardzo istotną rolę w fabule pełni również maszyna zwana Pascal, która to wprowadziła mnie w swego rodzaju konsternację, głównie ze względu na jej głos, który jest typowo kobiecy, jednakże wszyscy w jej otoczeniu, łącznie z nią samą, zwracali się do niej w formie męskiej.</text:p>
      <text:p text:style-name="P2">Gra jest na wskroś japońska, więc jak ktoś alergicznie reaguje na samo brzmienie słów „japońska gra”, to lepiej niech od razu odpuści i nawet nie zaczyna grać. Jeżeli jednak zależy Wam na poruszającej historii, ciekawym świecie i przede wszystkim ciekawych postaciach, których losy nie będą wam obojętne, niech bez wahania inwestuje w „NieRa”.</text:p>
      <text:p text:style-name="P2">Grafika w grze może się podobać, jednakże nie wszystkim może przypaść do gustu fakt, iż barwy oferowane przez silnik są raczej stonowane i wydają się być bure. Mnie osobiście ten styl przypadł do gustu, bo jest bardzo odmienny od tego, z czym spotykałem się do tej pory.</text:p>
      <text:p text:style-name="P2">Poruszająca historia, ciekawy świat, interesujące postacie.... Do tej pory uważałem podobne slogany za marketingowy bełkot niemający pokrycia w rzeczywistości, jednakże przy „NieRze” musiałem zweryfikować swoje poglądy, jak w rzadko której grze. Wraz z postępami fabularnymi byłem coraz bardziej ciekaw zarówno świata przedstawionego, jak i dalszych losów bohaterów gry. Dawno już żadna gra nie wywołała u mnie tylu emocji, dawno żadna nie wywołała u mnie łez wzruszenia czy w końcu w rzadko której grze zdarzyło mi się po prostu błądzić po świecie gry, często bez celu, bo zwyczajnie nie chciałem, by historia ta dobiegła końca.</text:p>
      <text:p text:style-name="P2">Sama gra jest action RPGiem pełną gębą, z systemem walki nieco przypominającym ten ze slasherów pokroju Bayonetty, acz zdecydowanie bardziej uproszczonym i łatwiejszym do opanowania, choć nie mniej efektywnym. Jest tu cios silny, lżejszy, można strzelać z urządzenia pomocniczego zwanego tu Podem, są bardzo efektownie wyglądające uniki. Sam system walki różni się w zależności od tego, którą postacią sterujemy, przy czym samych postaci nie można tu zmieniać w dowolnym momencie, co ma zarówno swoje uzasadnienie w całej historii, jak i strukturze rozgrywki. Odnośnie narzędzi do mordowania wrogich maszyn – tych jest w grze pod dostatkiem i każdy z rodzajów uzbrojenia nieco inaczej działa na przeciwników, każdy z nich ma też nieco inne animacje ataku. Są tu miecze lekkie przypominające nieco katany, miecze ciężkie, mające gabaryty i wielkość dość wysokiego człowieka, są tu zbrojone rękawice, a także można bić gołymi pięściami, choć to ostatnie nie jest najbardziej efektywnym sposobem walki z maszynami. Mnie osobiście najlepiej walczyło się przy pomocy dużego miecza do spółki z lekkim. Można taszczyć przy sobie jednocześnie dwa zestawy uzbrojenia, składające się najczęściej z dwóch mieczy, przy czym zestawy można zmienić w dowolnym momencie przy pomocy jednego przycisku.</text:p>
      <text:p text:style-name="P2">Jak już jestem przy mechanice gry, to wspomnę, że levelowanie jest widoczne tutaj nie tylko przez zmianę cyferki na wyższą, ale i przez to, że ataki robią się coraz silniejsze, a przeciwnicy o niższym poziomie szybciej padają, czyli w zasadzie RPGowy standard. <text:soft-page-break/>Jednakże nie ma tutaj punkcików przydzielanych do statystyk postaci, bo te można zwiększyć tylko przez specjalne mikrochipy wmontowywane do chipa głównego, których można jednocześnie ustawić trzy, każdy o innych właściwościach. W sumie system ten nieco przypomina profile z „Mass Effect: Andromeda”, choć podobieństwa polegają głównie na tym, że aktywny profil/chip główny można zmienić w dowolnym momencie.</text:p>
      <text:p text:style-name="P2">Ekonomia świata jest w sumie całkiem spoko, bo o ile gotówki growej wypada całkiem sporo i niemal zawsze miałem przy sobie więcej niż 20 tysięcy waluty, tak przez całą grę było na co ją wydawać: a to na ulepszenia broni, a to na ulepszenia poda czy wspomniane mikrochipy, których w grze jest od groma. </text:p>
      <text:p text:style-name="P2">Jest to gra, którą trzeba ukończyć trzy razy, by poznać pełną jej fabułę, co więcej chce się ją kończyć trzy, a nawet więcej razy. Sam mam w chwili pisania tego tekstu 55 godzin i wszystko wskazuje na to, że będzie ich znacznie, ale to znacznie więcej. Świat wciąga od pierwszych minut prologu i nie chce wypuścić z objęć do ostatnich napisów końcowych. Przy okazji poza głównym gatunkiem, jakim jest action RPG, gra ma sekwencje żywcem wyjęte z klasycznych shoot’em upów i chodzonych bijatyk 2D.</text:p>
      <text:p text:style-name="P2">Swoją drogą, uwielbiam zmiany perspektywy w tej grze. Większość czasu spędzamy w widoku TPP znad ramienia postaci, jednakże nad wyraz częsta jest tu zmiana perspektywy na rzut izometryczny czy widok z boku.</text:p>
      <text:p text:style-name="P2">Jest to gra, w której zarówno postacie pozytywne, jak i negatywne nie są jednoznacznie pozytywne i negatywne. Każdy z bohaterów ma swoje własne motywacje, historię, którą chce się poznać i dowiedzieć się o nich więcej. Większość zadań pobocznych ma swoją własną fabułę, która uzupełnia o nowe wątki historię główną. Co prawda zdarzają się powtarzalne misje, jednak są one na tyle rzadkie, że w ogóle to nie przeszkadza w pochłanianiu świata.</text:p>
      <text:p text:style-name="P2">Soundtrack gry jest genialny oraz dopasowany do miejscówki oraz akcji. Wielokrotnie łapałem się na tym, że nuciłem sobie utwory z gry w wielu sytuacjach poza grą, jak na przykład w pracy, na uczelni czy nawet w aucie podczas słuchania zupełnie innej muzyki.</text:p>
      <text:p text:style-name="P2">W ogóle miejscówki w grze są zróżnicowane i każda ma zupełnie odmienny klimat oraz oferuje odmienne, jednakże równie piękne widoczki. Mamy tu las, pustynię, ujście rzeki, starą, ogromną fabrykę i w końcu ruiny miasta związanego ze starym światem i obecnością ludzi na Ziemi. Każdą z lokacji zwiedzałem z niekłamaną przyjemnością. Dodatkowo świat zmienia się wraz z postępami w fabule, więc <text:s/>jego struktura nie jest nienaruszalna.</text:p>
      <text:p text:style-name="P2">Gdybym miał się do czegoś przyczepić, byłoby to z pewnością sterowanie na standardowym dla PCta zestawie klawiatura + mysz. Moim zdaniem jest ono dość dziwne. Idzie je ogarnąć, acz zdecydowanie dużo lepiej gra się na padzie. Bolączką wersji PCtowej są również randomowe spadki płynności oraz problemy z rozdzielczością, a także szereg mniejszych i większych bugów. Co więcej mimo tego, że gra wyszła w Europie w marcu, czyli równocześnie z wersją konsolową, po dziś dzień nie doczekała się ani jednego patcha na PC. </text:p>
      <text:p text:style-name="P2">Na zakończenie wspomnę jeszcze o DLC do gry o nazwie 3C3C1D119440927. Rozszerzenie to oferuje trzy areny do walki z różnymi przeciwnikami. Arena pustynna oferuje w nagrodę za jej pokonanie alternatywny strój dla 2B, arena leśna strój dla 9S, a ta znajdująca się nad rzeką alternatywną skórkę dla A2. I o ile w arenie pustynnej zdobycie alternatywnej skórki dla 2B określiłbym jako zajmujące zbyt wiele czasu dla jednej skórki, bo wymaga pokonania kilkunastu wyzwań na różnym poziomie doświadczenia postaci, tak już w przypadku aren leśnej i nadrzecznej alternatywne skórki pojawiają się już po pierwszych wyzwaniach, jednakże w zamian oferują skopanie tyłka CEO Square Enix i Platinum Games, co w sumie dało mi tę cichą satysfakcję, że nieco wyżyłem się za brak wsparcia wersji PC gry.</text:p>
      <text:p text:style-name="P2">Podsumowując, twórcom gry należy się ozłocenie za stworzenie tak interesującego świata, postaci, których losy autentycznie mnie obchodzą i przede wszystkim gry, do której chce się wracać pomimo ukończenia historii, ale równocześnie należy się im solidny kopniak w rzyć za całkowite olanie wsparcia portu PCtowego.</text:p>
      <text:p text:style-name="P2"><text:bookmark text:name="_n5b74hf0p629"/>Na zakończenie dodam tylko tekst, który jest motywem przewodnim całej gry: For the Glory of Mankind.</text:p>
      <text:p text:style-name="P2"><text:bookmark text:name="_xql4orvdr8ex"/><text:soft-page-break/></text:p>
      <text:p text:style-name="P2"><text:bookmark text:name="_viyzw6ed5w40"/></text:p>
      <text:p text:style-name="P1"><text:bookmark text:name="_wy7zfdh1ur7x"/><text:a xlink:type="simple" xlink:href="https://steamuserimages-a.akamaihd.net/ugc/845969991911470683/0E8F519DD8C27295AAE69C42965F82D3496E46F7/" text:style-name="Internet_20_link" text:visited-style-name="Visited_20_Internet_20_Link"><text:span text:style-name="T1">https://steamuserimages-a.akamaihd.net/ugc/845969991911470683/0E8F519DD8C27295AAE69C42965F82D3496E46F7/</text:span></text:a></text:p>
      <text:p text:style-name="P1"><text:bookmark text:name="_1do042nmf16"/><text:a xlink:type="simple" xlink:href="https://steamuserimages-a.akamaihd.net/ugc/857230201752669007/68E0C0C7FEFED0DFF65D8761F32D33C51BF0289F/" text:style-name="Internet_20_link" text:visited-style-name="Visited_20_Internet_20_Link"><text:span text:style-name="T1">https://steamuserimages-a.akamaihd.net/ugc/857230201752669007/68E0C0C7FEFED0DFF65D8761F32D33C51BF0289F/</text:span></text:a></text:p>
      <text:p text:style-name="P1"><text:bookmark text:name="_46iywvv67d8w"/><text:a xlink:type="simple" xlink:href="https://steamuserimages-a.akamaihd.net/ugc/767147212537062779/C1B132E3B1F00242452DD510C8EF55E3D46EF59C/" text:style-name="Internet_20_link" text:visited-style-name="Visited_20_Internet_20_Link"><text:span text:style-name="T1">https://steamuserimages-a.akamaihd.net/ugc/767147212537062779/C1B132E3B1F00242452DD510C8EF55E3D46EF59C/</text:span></text:a></text:p>
      <text:p text:style-name="P1"><text:bookmark text:name="_wm59ir6ql5rm"/><text:a xlink:type="simple" xlink:href="https://i.imgur.com/LkS7IJz.png" text:style-name="Internet_20_link" text:visited-style-name="Visited_20_Internet_20_Link"><text:span text:style-name="T1">https://i.imgur.com/LkS7IJz.png</text:span></text:a></text:p>
      <text:p text:style-name="P2"><text:bookmark text:name="_9cttmh3mow1t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0pt" fo:language="pl" fo:country="PL" fo:font-style="normal" style:text-underline-style="none" fo:font-weight="normal" style:letter-kerning="true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Calibri" fo:font-size="10pt" fo:language="pl" fo:country="PL" fo:font-style="normal" style:text-underline-style="none" fo:font-weight="normal" style:letter-kerning="true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 LibreOffice_project/22b09f6418e8c2d508a9eaf86b2399209b0990f4</meta:generator>
    <dc:date>2017-10-19T22:13:08.825000000</dc:date>
    <meta:editing-duration>PT11M49S</meta:editing-duration>
    <meta:editing-cycles>1</meta:editing-cycles>
    <meta:document-statistic meta:table-count="0" meta:image-count="0" meta:object-count="0" meta:page-count="3" meta:paragraph-count="22" meta:word-count="1340" meta:character-count="8946" meta:non-whitespace-character-count="7623"/>
  </office:meta>
</office:document-meta>
</file>